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0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eset Switch, Lichtschranken, …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arallel input (active low)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Clock for HC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 style:data-style-name="N2" text:time-value="23:38:20.2257258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1-24T23:45:38.539933560</dc:date>
    <meta:editing-duration>PT3H55M46S</meta:editing-duration>
    <meta:editing-cycles>33</meta:editing-cycles>
    <meta:generator>LibreOffice/5.2.3.3$Linux_X86_64 LibreOffice_project/20m0$Build-3</meta:generator>
    <meta:document-statistic meta:table-count="1" meta:cell-count="45" meta:object-count="0"/>
  </office:meta>
</office:document-meta>
</file>